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b37" officeooo:paragraph-rsid="0005bb37"/>
    </style:style>
    <style:style style:name="P2" style:family="paragraph" style:parent-style-name="Standard">
      <style:text-properties officeooo:rsid="0005bb37" officeooo:paragraph-rsid="0007d915"/>
    </style:style>
    <style:style style:name="P3" style:family="paragraph" style:parent-style-name="Standard">
      <style:text-properties officeooo:rsid="0005bb37" officeooo:paragraph-rsid="0007e583"/>
    </style:style>
    <style:style style:name="P4" style:family="paragraph" style:parent-style-name="Standard">
      <style:text-properties fo:font-style="italic" fo:font-weight="bold" officeooo:rsid="0005bb37" officeooo:paragraph-rsid="0005bb37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07d915" officeooo:paragraph-rsid="0007d91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officeooo:rsid="0005bb37" officeooo:paragraph-rsid="0005bb3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bb37" officeooo:paragraph-rsid="0007d91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e3d6" officeooo:paragraph-rsid="0006e3d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6e3d6" officeooo:paragraph-rsid="0007d91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05bb37" officeooo:paragraph-rsid="0006e3d6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05bb37" officeooo:paragraph-rsid="0007d915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07d915" officeooo:paragraph-rsid="0007d915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italic" fo:font-weight="bold" officeooo:rsid="0005bb37" officeooo:paragraph-rsid="0005bb37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none" fo:font-weight="bold" officeooo:rsid="0007d915" officeooo:paragraph-rsid="0007d91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officeooo:rsid="0005bb37" officeooo:paragraph-rsid="0005bb37" style:font-style-asian="normal" style:font-style-complex="normal"/>
    </style:style>
    <style:style style:name="P16" style:family="paragraph" style:parent-style-name="Standard">
      <style:text-properties fo:font-style="normal" style:text-underline-style="none" fo:font-weight="normal" officeooo:rsid="0006e3d6" officeooo:paragraph-rsid="0006e3d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6e3d6" officeooo:paragraph-rsid="0007d91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5bb37" officeooo:paragraph-rsid="0007d9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5bb37" officeooo:paragraph-rsid="0007e58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05bb37" officeooo:paragraph-rsid="000a8c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e3d6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6e3d6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6e3d6" style:font-weight-asian="normal" style:font-weight-complex="normal"/>
    </style:style>
    <style:style style:name="T9" style:family="text">
      <style:text-properties style:text-underline-style="none" fo:font-weight="normal" officeooo:rsid="000a8c47" style:font-weight-asian="normal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e3d6" style:font-weight-asian="bold" style:font-weight-complex="bold"/>
    </style:style>
    <style:style style:name="T14" style:family="text">
      <style:text-properties fo:font-weight="bold" officeooo:rsid="000a8c47" style:font-weight-asian="bold" style:font-weight-complex="bold"/>
    </style:style>
    <style:style style:name="T15" style:family="text">
      <style:text-properties fo:font-weight="bold" officeooo:rsid="000c7797" style:font-weight-asian="bold" style:font-weight-complex="bold"/>
    </style:style>
    <style:style style:name="T16" style:family="text">
      <style:text-properties fo:font-weight="bold" officeooo:rsid="000cb0d6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a8c47" style:font-weight-asian="normal" style:font-weight-complex="normal"/>
    </style:style>
    <style:style style:name="T19" style:family="text">
      <style:text-properties officeooo:rsid="00091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bs.: <text:span text:style-name="T17">Por estar fora do domínio da aplicação, o atributo </text:span><text:span text:style-name="T11">zipcode</text:span><text:span text:style-name="T17"> foi removido do banco.</text:span></text:p>
      <text:p text:style-name="P4"/>
      <text:p text:style-name="P4">1 FN: Domínio atômico dos atributos:</text:p>
      <text:p text:style-name="P1"><text:span text:style-name="T12">drg</text:span>(<text:span text:style-name="T1">codigo</text:span>,<text:span text:style-name="T10">definicao*</text:span>);</text:p>
      <text:p text:style-name="P20"><text:span text:style-name="T12">hospital</text:span>(<text:span text:style-name="T1">id</text:span><text:span text:style-name="T2">hospital</text:span>, nomehospital<text:span text:style-name="T19">);</text:span></text:p>
      <text:p text:style-name="P20">endereço<text:span text:style-name="T9">(</text:span>idhospital<text:span text:style-name="T18">,</text:span><text:span text:style-name="T17">regiao_referencia, rua,cidade,estado</text:span><text:span text:style-name="T18">);</text:span> <text:span text:style-name="T15">atendimento_drg</text:span>(<text:span text:style-name="T1">codigo_DRG,idhospital</text:span>,numero_altas,taxas_medias_cobertas,pagamentos_médios_totais,media_pagamentos_medicare);</text:p>
      <text:p text:style-name="P1"><text:tab/>codigo_DRG referencia drg(codigo);</text:p>
      <text:p text:style-name="P1"><text:tab/>idhospital referencia hospital(idhospital);</text:p>
      <text:p text:style-name="P1"/>
      <text:p text:style-name="P1">Dominância</text:p>
      <text:p text:style-name="P1"><text:tab/>DRG:</text:p>
      <text:p text:style-name="P1"><text:tab/><text:tab/>código → definição</text:p>
      <text:p text:style-name="P1"><text:tab/>Hospital:</text:p>
      <text:p text:style-name="P1"><text:tab/><text:tab/>idhospital → nomehospital, região_referência</text:p>
      <text:p text:style-name="P1"><text:tab/>Endereço:</text:p>
      <text:p text:style-name="P1"><text:tab/><text:tab/>idhospital → rua,cidade,estado</text:p>
      <text:p text:style-name="P15"><text:tab/>Gastos:</text:p>
      <text:p text:style-name="P15"><text:tab/><text:tab/>codigo_DRG,idhospital → <text:s/>numero_altas, taxas_medias_cobertas, <text:tab/><text:tab/><text:tab/><text:tab/>pagamentos_médios_totais, media_pagamentos_medicare;</text:p>
      <text:p text:style-name="P15"/>
      <text:p text:style-name="P4">2ª FN: Todos os atributos devem depender totalmente da chave primária da tabela</text:p>
      <text:p text:style-name="P6"><text:span text:style-name="T12">drg</text:span> (<text:span text:style-name="T1">codigo</text:span><text:span text:style-name="T4">,</text:span><text:span text:style-name="T10">definição*</text:span><text:span text:style-name="T4">);</text:span></text:p>
      <text:p text:style-name="P6"><text:span text:style-name="T6">hospital</text:span><text:span text:style-name="T5">(</text:span><text:span text:style-name="T2">idhospital</text:span><text:span text:style-name="T5">,nomehospital);</text:span></text:p>
      <text:p text:style-name="P8"><text:span text:style-name="T6">hospitais_região</text:span><text:span text:style-name="T4">(</text:span><text:span text:style-name="T1">idhospital</text:span><text:span text:style-name="T4">,</text:span><text:span text:style-name="T1">regiao_referencia</text:span><text:span text:style-name="T4">);</text:span></text:p>
      <text:p text:style-name="P16"><text:tab/>idhospital referencia hospital(idhospital);</text:p>
      <text:p text:style-name="P10"><text:span text:style-name="T4">endere</text:span><text:span text:style-name="T5">ç</text:span><text:span text:style-name="T4">o</text:span><text:span text:style-name="T7">(</text:span><text:span text:style-name="T3">idhospital</text:span><text:span text:style-name="T7">,rua,cidade,estado);</text:span></text:p>
      <text:p text:style-name="P11"><text:span text:style-name="T8"><text:tab/></text:span><text:span text:style-name="T7">idhospital referencia hospital(id);</text:span></text:p>
      <text:p text:style-name="P2"><text:span text:style-name="T16">atedimento_drg</text:span>(<text:span text:style-name="T1">codigo_DRG,idhospital</text:span>,numero_altas,taxas_medias_cobertas,pagamentos_médios_totais,media_pagamentos_medicare);</text:p>
      <text:p text:style-name="P2"><text:tab/>codigo_DRG referencia drg(codigo);</text:p>
      <text:p text:style-name="P18"><text:tab/>idhospital referencia hospital(idhospital);</text:p>
      <text:p text:style-name="P18"/>
      <text:p text:style-name="P14">3ª FN: Não podem existir dependências transitivas na tabela do tipo:</text:p>
      <text:p text:style-name="P5"><text:span text:style-name="T4"><text:tab/>a→ b </text:span><text:span text:style-name="T7">e</text:span><text:span text:style-name="T4"> b→ c</text:span></text:p>
      <text:p text:style-name="P7"><text:span text:style-name="T6">drg</text:span><text:span text:style-name="T4"> (</text:span><text:span text:style-name="T1">codigo</text:span><text:span text:style-name="T4">,</text:span><text:span text:style-name="T10">definição*</text:span><text:span text:style-name="T4">);</text:span></text:p>
      <text:p text:style-name="P7"><text:span text:style-name="T6">hospital</text:span><text:span text:style-name="T5">(</text:span><text:span text:style-name="T2">idhospital</text:span><text:span text:style-name="T5">,nomehospital);</text:span></text:p>
      <text:p text:style-name="P9"><text:span text:style-name="T6">hospitais_região</text:span><text:span text:style-name="T4">(</text:span><text:span text:style-name="T1">idhospital,regiao_referencia</text:span><text:span text:style-name="T4">);</text:span></text:p>
      <text:p text:style-name="P17"><text:tab/>idhospital referencia hospital(idhospital);</text:p>
      <text:p text:style-name="P11"><text:span text:style-name="T4">endere</text:span><text:span text:style-name="T5">ç</text:span><text:span text:style-name="T4">o</text:span><text:span text:style-name="T7">(</text:span><text:span text:style-name="T3">idhospital</text:span><text:span text:style-name="T7">,rua,cidade,estado);</text:span></text:p>
      <text:p text:style-name="P11"><text:span text:style-name="T8"><text:tab/></text:span><text:span text:style-name="T7">idhospital referencia hospital(id);</text:span></text:p>
      <text:p text:style-name="P3"><text:span text:style-name="T16">atendimento_drg</text:span>(<text:span text:style-name="T1">codigo_DRG,idhospital</text:span>,numero_altas,taxas_medias_cobertas,pagamentos_médios_totais,media_pagamentos_medicare);</text:p>
      <text:p text:style-name="P3"><text:tab/>codigo_DRG referencia drg(codigo);</text:p>
      <text:p text:style-name="P19"><text:tab/>idhospital referencia hospital(idhospital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6:03:53.252275414</meta:creation-date>
    <dc:date>2017-05-04T22:23:56.947873587</dc:date>
    <meta:editing-duration>PT1H23M35S</meta:editing-duration>
    <meta:editing-cycles>10</meta:editing-cycles>
    <meta:generator>LibreOffice/5.3.2.2$Linux_X86_64 LibreOffice_project/6cd4f1ef626f15116896b1d8e1398b56da0d0ee1</meta:generator>
    <meta:document-statistic meta:table-count="0" meta:image-count="0" meta:object-count="0" meta:page-count="1" meta:paragraph-count="37" meta:word-count="119" meta:character-count="1719" meta:non-whitespace-character-count="1609"/>
  </office:meta>
</office:document-meta>
</file>